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lt" table:style-name="ta1">
        <table:shapes>
          <draw:frame draw:z-index="0" draw:style-name="gr1" draw:text-style-name="P1" svg:width="280.85mm" svg:height="176.18mm" svg:x="9.55mm" svg:y="54.29mm">
            <loext:p draw:notify-on-update-of-ranges="result.A1:result.HK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81.9mm" svg:y="228.81mm">
            <loext:p draw:notify-on-update-of-ranges="result.BL16:result.BL75 result.BM16:result.BM75 result.BN16:result.BN7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5" table:number-columns-repeated="2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6" calcext:value-type="float">
            <text:p>-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19"/>
        </table:table-row>
        <table:table-row table:style-name="ro1">
          <table:table-cell table:number-columns-repeated="2"/>
          <table:table-cell table:formula="of:=MEDIAN([.K1:.HK1])" office:value-type="float" office:value="-1" calcext:value-type="float">
            <text:p>-1</text:p>
          </table:table-cell>
          <table:table-cell table:number-columns-repeated="2"/>
          <table:table-cell table:formula="of:=STDEV([.K1:.HK1])" office:value-type="float" office:value="6.42682330427101" calcext:value-type="float">
            <text:p>6,4268233043</text:p>
          </table:table-cell>
          <table:table-cell table:number-columns-repeated="213"/>
        </table:table-row>
        <table:table-row table:style-name="ro1" table:number-rows-repeated="6">
          <table:table-cell table:number-columns-repeated="219"/>
        </table:table-row>
        <table:table-row table:style-name="ro1">
          <table:table-cell table:number-columns-repeated="63"/>
          <table:table-cell office:value-type="float" office:value="-1254" calcext:value-type="float">
            <text:p>-125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office:value-type="float" office:value="315" calcext:value-type="float">
            <text:p>315</text:p>
          </table:table-cell>
          <table:table-cell office:value-type="float" office:value="335" calcext:value-type="float">
            <text:p>335</text:p>
          </table:table-cell>
          <table:table-cell office:value-type="float" office:value="363" calcext:value-type="float">
            <text:p>363</text:p>
          </table:table-cell>
          <table:table-cell office:value-type="float" office:value="389" calcext:value-type="float">
            <text:p>389</text:p>
          </table:table-cell>
          <table:table-cell office:value-type="float" office:value="412" calcext:value-type="float">
            <text:p>412</text:p>
          </table:table-cell>
          <table:table-cell office:value-type="float" office:value="427" calcext:value-type="float">
            <text:p>427</text:p>
          </table:table-cell>
          <table:table-cell office:value-type="float" office:value="450" calcext:value-type="float">
            <text:p>450</text:p>
          </table:table-cell>
          <table:table-cell office:value-type="float" office:value="476" calcext:value-type="float">
            <text:p>476</text:p>
          </table:table-cell>
          <table:table-cell table:number-columns-repeated="141"/>
        </table:table-row>
        <table:table-row table:style-name="ro1" table:number-rows-repeated="5">
          <table:table-cell table:number-columns-repeated="219"/>
        </table:table-row>
        <table:table-row table:style-name="ro1">
          <table:table-cell table:number-columns-repeated="63"/>
          <table:table-cell office:value-type="float" office:value="-30" calcext:value-type="float">
            <text:p>-30</text:p>
          </table:table-cell>
          <table:table-cell table:number-matrix-columns-spanned="1" table:number-matrix-rows-spanned="60" table:formula="of:=FREQUENCY([.K1:.HK1];[.BL16:.BL75])" office:value-type="float" office:value="0" calcext:value-type="float">
            <text:p>0</text:p>
          </table:table-cell>
          <table:table-cell table:formula="of:=EXP(-[.BL16]*[.BL16]/2/[.$F$3])" office:value-type="float" office:value="3.90047200955944E-031" calcext:value-type="float">
            <text:p>3,90047200955944E-31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table:formula="of:=EXP(-[.BL17]*[.BL17]/2/[.$F$3])" office:value-type="float" office:value="3.84227436888925E-029" calcext:value-type="float">
            <text:p>3,84227436888925E-29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table:formula="of:=EXP(-[.BL18]*[.BL18]/2/[.$F$3])" office:value-type="float" office:value="3.23954701035263E-027" calcext:value-type="float">
            <text:p>3,23954701035263E-27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table:formula="of:=EXP(-[.BL19]*[.BL19]/2/[.$F$3])" office:value-type="float" office:value="2.33778681120227E-025" calcext:value-type="float">
            <text:p>2,33778681120227E-25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26" calcext:value-type="float">
            <text:p>-26</text:p>
          </table:table-cell>
          <table:table-cell office:value-type="float" office:value="1" calcext:value-type="float">
            <text:p>1</text:p>
          </table:table-cell>
          <table:table-cell table:formula="of:=EXP(-[.BL20]*[.BL20]/2/[.$F$3])" office:value-type="float" office:value="1.44394358840103E-023" calcext:value-type="float">
            <text:p>1,44394358840103E-23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formula="of:=EXP(-[.BL21]*[.BL21]/2/[.$F$3])" office:value-type="float" office:value="7.6334392551335E-022" calcext:value-type="float">
            <text:p>7,6334392551335E-22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table:formula="of:=EXP(-[.BL22]*[.BL22]/2/[.$F$3])" office:value-type="float" office:value="3.45394156728835E-020" calcext:value-type="float">
            <text:p>3,45394156728835E-20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table:formula="of:=EXP(-[.BL23]*[.BL23]/2/[.$F$3])" office:value-type="float" office:value="1.33762514128459E-018" calcext:value-type="float">
            <text:p>1,33762514128459E-18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table:formula="of:=EXP(-[.BL24]*[.BL24]/2/[.$F$3])" office:value-type="float" office:value="4.43382517191695E-017" calcext:value-type="float">
            <text:p>4,43382517191695E-17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formula="of:=EXP(-[.BL25]*[.BL25]/2/[.$F$3])" office:value-type="float" office:value="1.2579037481471E-015" calcext:value-type="float">
            <text:p>1,2579037481471E-15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formula="of:=EXP(-[.BL26]*[.BL26]/2/[.$F$3])" office:value-type="float" office:value="0.0000000000000305450585909211" calcext:value-type="float">
            <text:p>3,05450585909211E-14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formula="of:=EXP(-[.BL27]*[.BL27]/2/[.$F$3])" office:value-type="float" office:value="0.000000000000634832597193204" calcext:value-type="float">
            <text:p>6,34832597193204E-13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EXP(-[.BL28]*[.BL28]/2/[.$F$3])" office:value-type="float" office:value="0.0000000000112928141185134" calcext:value-type="float">
            <text:p>1,12928141185134E-11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table:formula="of:=EXP(-[.BL29]*[.BL29]/2/[.$F$3])" office:value-type="float" office:value="0.000000000171937198201067" calcext:value-type="float">
            <text:p>1,71937198201067E-10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table:formula="of:=EXP(-[.BL30]*[.BL30]/2/[.$F$3])" office:value-type="float" office:value="0.00000000224058908517354" calcext:value-type="float">
            <text:p>2,24058908517354E-09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EXP(-[.BL31]*[.BL31]/2/[.$F$3])" office:value-type="float" office:value="0.0000000249907500829033" calcext:value-type="float">
            <text:p>0,000000025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table:formula="of:=EXP(-[.BL32]*[.BL32]/2/[.$F$3])" office:value-type="float" office:value="0.000000238572879086222" calcext:value-type="float">
            <text:p>2,38572879086222E-07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table:formula="of:=EXP(-[.BL33]*[.BL33]/2/[.$F$3])" office:value-type="float" office:value="0.00000194933983016993" calcext:value-type="float">
            <text:p>1,94933983016993E-06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table:formula="of:=EXP(-[.BL34]*[.BL34]/2/[.$F$3])" office:value-type="float" office:value="0.0000136326017086508" calcext:value-type="float">
            <text:p>1,36326017086508E-05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table:formula="of:=EXP(-[.BL35]*[.BL35]/2/[.$F$3])" office:value-type="float" office:value="0.0000816008422085149" calcext:value-type="float">
            <text:p>8,16008422085149E-05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formula="of:=EXP(-[.BL36]*[.BL36]/2/[.$F$3])" office:value-type="float" office:value="0.000418056750605268" calcext:value-type="float">
            <text:p>0,0004180568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formula="of:=EXP(-[.BL37]*[.BL37]/2/[.$F$3])" office:value-type="float" office:value="0.00183316072874373" calcext:value-type="float">
            <text:p>0,0018331607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table:formula="of:=EXP(-[.BL38]*[.BL38]/2/[.$F$3])" office:value-type="float" office:value="0.00688003351762911" calcext:value-type="float">
            <text:p>0,0068800335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table:formula="of:=EXP(-[.BL39]*[.BL39]/2/[.$F$3])" office:value-type="float" office:value="0.0221006612486684" calcext:value-type="float">
            <text:p>0,0221006612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table:formula="of:=EXP(-[.BL40]*[.BL40]/2/[.$F$3])" office:value-type="float" office:value="0.0607637665621915" calcext:value-type="float">
            <text:p>0,0607637666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table:formula="of:=EXP(-[.BL41]*[.BL41]/2/[.$F$3])" office:value-type="float" office:value="0.14299103515457" calcext:value-type="float">
            <text:p>0,1429910352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table:formula="of:=EXP(-[.BL42]*[.BL42]/2/[.$F$3])" office:value-type="float" office:value="0.288003415706334" calcext:value-type="float">
            <text:p>0,2880034157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table:formula="of:=EXP(-[.BL43]*[.BL43]/2/[.$F$3])" office:value-type="float" office:value="0.496490761416427" calcext:value-type="float">
            <text:p>0,4964907614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formula="of:=EXP(-[.BL44]*[.BL44]/2/[.$F$3])" office:value-type="float" office:value="0.732570472369037" calcext:value-type="float">
            <text:p>0,7325704724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formula="of:=EXP(-[.BL45]*[.BL45]/2/[.$F$3])" office:value-type="float" office:value="0.92515042443842" calcext:value-type="float">
            <text:p>0,9251504244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EXP(-[.BL46]*[.BL46]/2/[.$F$3])" office:value-type="float" office:value="1" calcext:value-type="float">
            <text:p>1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EXP(-[.BL47]*[.BL47]/2/[.$F$3])" office:value-type="float" office:value="0.92515042443842" calcext:value-type="float">
            <text:p>0,9251504244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EXP(-[.BL48]*[.BL48]/2/[.$F$3])" office:value-type="float" office:value="0.732570472369037" calcext:value-type="float">
            <text:p>0,7325704724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EXP(-[.BL49]*[.BL49]/2/[.$F$3])" office:value-type="float" office:value="0.496490761416427" calcext:value-type="float">
            <text:p>0,4964907614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EXP(-[.BL50]*[.BL50]/2/[.$F$3])" office:value-type="float" office:value="0.288003415706334" calcext:value-type="float">
            <text:p>0,2880034157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EXP(-[.BL51]*[.BL51]/2/[.$F$3])" office:value-type="float" office:value="0.14299103515457" calcext:value-type="float">
            <text:p>0,1429910352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EXP(-[.BL52]*[.BL52]/2/[.$F$3])" office:value-type="float" office:value="0.0607637665621915" calcext:value-type="float">
            <text:p>0,0607637666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EXP(-[.BL53]*[.BL53]/2/[.$F$3])" office:value-type="float" office:value="0.0221006612486684" calcext:value-type="float">
            <text:p>0,0221006612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EXP(-[.BL54]*[.BL54]/2/[.$F$3])" office:value-type="float" office:value="0.00688003351762911" calcext:value-type="float">
            <text:p>0,0068800335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EXP(-[.BL55]*[.BL55]/2/[.$F$3])" office:value-type="float" office:value="0.00183316072874373" calcext:value-type="float">
            <text:p>0,0018331607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EXP(-[.BL56]*[.BL56]/2/[.$F$3])" office:value-type="float" office:value="0.000418056750605268" calcext:value-type="float">
            <text:p>0,0004180568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EXP(-[.BL57]*[.BL57]/2/[.$F$3])" office:value-type="float" office:value="0.0000816008422085149" calcext:value-type="float">
            <text:p>8,16008422085149E-05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EXP(-[.BL58]*[.BL58]/2/[.$F$3])" office:value-type="float" office:value="0.0000136326017086508" calcext:value-type="float">
            <text:p>1,36326017086508E-05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EXP(-[.BL59]*[.BL59]/2/[.$F$3])" office:value-type="float" office:value="0.00000194933983016993" calcext:value-type="float">
            <text:p>1,94933983016993E-06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EXP(-[.BL60]*[.BL60]/2/[.$F$3])" office:value-type="float" office:value="0.000000238572879086222" calcext:value-type="float">
            <text:p>2,38572879086222E-07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EXP(-[.BL61]*[.BL61]/2/[.$F$3])" office:value-type="float" office:value="0.0000000249907500829033" calcext:value-type="float">
            <text:p>0,000000025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EXP(-[.BL62]*[.BL62]/2/[.$F$3])" office:value-type="float" office:value="0.00000000224058908517354" calcext:value-type="float">
            <text:p>2,24058908517354E-09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EXP(-[.BL63]*[.BL63]/2/[.$F$3])" office:value-type="float" office:value="0.000000000171937198201067" calcext:value-type="float">
            <text:p>1,71937198201067E-10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EXP(-[.BL64]*[.BL64]/2/[.$F$3])" office:value-type="float" office:value="0.0000000000112928141185134" calcext:value-type="float">
            <text:p>1,12928141185134E-11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EXP(-[.BL65]*[.BL65]/2/[.$F$3])" office:value-type="float" office:value="0.000000000000634832597193204" calcext:value-type="float">
            <text:p>6,34832597193204E-13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EXP(-[.BL66]*[.BL66]/2/[.$F$3])" office:value-type="float" office:value="0.0000000000000305450585909211" calcext:value-type="float">
            <text:p>3,05450585909211E-14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EXP(-[.BL67]*[.BL67]/2/[.$F$3])" office:value-type="float" office:value="1.2579037481471E-015" calcext:value-type="float">
            <text:p>1,2579037481471E-15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EXP(-[.BL68]*[.BL68]/2/[.$F$3])" office:value-type="float" office:value="4.43382517191695E-017" calcext:value-type="float">
            <text:p>4,43382517191695E-17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EXP(-[.BL69]*[.BL69]/2/[.$F$3])" office:value-type="float" office:value="1.33762514128459E-018" calcext:value-type="float">
            <text:p>1,33762514128459E-18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EXP(-[.BL70]*[.BL70]/2/[.$F$3])" office:value-type="float" office:value="3.45394156728835E-020" calcext:value-type="float">
            <text:p>3,45394156728835E-20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EXP(-[.BL71]*[.BL71]/2/[.$F$3])" office:value-type="float" office:value="7.6334392551335E-022" calcext:value-type="float">
            <text:p>7,6334392551335E-22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EXP(-[.BL72]*[.BL72]/2/[.$F$3])" office:value-type="float" office:value="1.44394358840103E-023" calcext:value-type="float">
            <text:p>1,44394358840103E-23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EXP(-[.BL73]*[.BL73]/2/[.$F$3])" office:value-type="float" office:value="2.33778681120227E-025" calcext:value-type="float">
            <text:p>2,33778681120227E-25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EXP(-[.BL74]*[.BL74]/2/[.$F$3])" office:value-type="float" office:value="3.23954701035263E-027" calcext:value-type="float">
            <text:p>3,23954701035263E-27</text:p>
          </table:table-cell>
          <table:table-cell table:number-columns-repeated="153"/>
        </table:table-row>
        <table:table-row table:style-name="ro1">
          <table:table-cell table:number-columns-repeated="63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EXP(-[.BL75]*[.BL75]/2/[.$F$3])" office:value-type="float" office:value="3.84227436888925E-029" calcext:value-type="float">
            <text:p>3,84227436888925E-29</text:p>
          </table:table-cell>
          <table:table-cell table:number-columns-repeated="1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09:57:57.836462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10m0$Build-3</meta:generator>
    <dc:date>2016-05-31T10:00:56.393140166</dc:date>
    <meta:editing-duration>PT17M8S</meta:editing-duration>
    <meta:editing-cycles>3</meta:editing-cycles>
    <meta:document-statistic meta:table-count="1" meta:cell-count="4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86cm" svg:height="17.619cm" xlink:href=".." xlink:type="simple" chart:class="chart:bar" chart:style-name="ch1">
        <chart:title svg:x="7.768cm" svg:y="0.487cm" chart:style-name="ch2">
          <text:p>Time difference Linear Regression Correction Server Meshbee</text:p>
        </chart:title>
        <chart:plot-area chart:style-name="ch3" table:cell-range-address="result.A1:result.HK1" svg:x="1.652cm" svg:y="1.778cm" svg:width="25.873cm" svg:height="14.428cm">
          <chartooo:coordinate-region svg:x="2.379cm" svg:y="2.017cm" svg:width="25.146cm" svg:height="13.951cm"/>
          <chart:axis chart:dimension="x" chart:name="primary-x" chart:style-name="ch4">
            <chart:title svg:x="13.393cm" svg:y="16.558cm" chart:style-name="ch5">
              <text:p>Time in minutes</text:p>
            </chart:title>
          </chart:axis>
          <chart:axis chart:dimension="y" chart:name="primary-y" chart:style-name="ch6">
            <chart:title svg:x="0.451cm" svg:y="10.584cm" chart:style-name="ch7">
              <text:p>Time difference in ms</text:p>
            </chart:title>
            <chart:grid chart:style-name="ch8" chart:class="major"/>
          </chart:axis>
          <chart:series chart:style-name="ch9" chart:values-cell-range-address="result.A1:result.HK1" chart:class="chart:bar">
            <chart:data-point chart:repeated="2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ult.A1:result.HK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  <table:table-cell office:value-type="float" office:value="-14">
                <text:p>-14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-26">
                <text:p>-2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-16">
                <text:p>-16</text:p>
              </table:table-cell>
              <table:table-cell office:value-type="float" office:value="-9">
                <text:p>-9</text:p>
              </table:table-cell>
              <table:table-cell office:value-type="float" office:value="-22">
                <text:p>-2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13">
                <text:p>-13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-17">
                <text:p>-17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  <table:table-cell office:value-type="float" office:value="-6">
                <text:p>-6</text:p>
              </table:table-cell>
              <table:table-cell office:value-type="float" office:value="-14">
                <text:p>-14</text:p>
              </table:table-cell>
              <table:table-cell office:value-type="float" office:value="-10">
                <text:p>-10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873cm" style:legend-expansion="high" chart:style-name="ch2"/>
        <chart:plot-area chart:style-name="ch3" table:cell-range-address="result.BL16:result.BN75" chart:data-source-has-labels="column" svg:x="0.32cm" svg:y="0.18cm" svg:width="12.217cm" svg:height="8.64cm">
          <chartooo:coordinate-region svg:x="0.941cm" svg:y="0.419cm" svg:width="11.596cm" svg:height="7.479cm"/>
          <chart:axis chart:dimension="x" chart:name="primary-x" chart:style-name="ch4" chartooo:axis-type="auto">
            <chartooo:date-scale/>
            <chart:categories table:cell-range-address="result.BL16:result.BL7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.BM16:result.BM75" chart:class="chart:line">
            <chart:data-point chart:repeated="60"/>
          </chart:series>
          <chart:series chart:style-name="ch7" chart:values-cell-range-address="result.BN16:result.BN75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</table:table-row>
          </table:table-header-rows>
          <table:table-rows>
            <table:table-row>
              <table:table-cell office:value-type="float" office:value="-30">
                <text:p>-30</text:p>
                <draw:g>
                  <svg:desc>result.BL16:result.BL75</svg:desc>
                </draw:g>
              </table:table-cell>
              <table:table-cell office:value-type="float" office:value="0">
                <text:p>0</text:p>
                <draw:g>
                  <svg:desc>result.BM16:result.BM75</svg:desc>
                </draw:g>
              </table:table-cell>
              <table:table-cell office:value-type="float" office:value="3.90047200955944E-031">
                <text:p>3.90047200955944E-031</text:p>
                <draw:g>
                  <svg:desc>result.BN16:result.BN75</svg:desc>
                </draw:g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0">
                <text:p>0</text:p>
              </table:table-cell>
              <table:table-cell office:value-type="float" office:value="3.84227436888925E-029">
                <text:p>3.84227436888925E-029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0">
                <text:p>0</text:p>
              </table:table-cell>
              <table:table-cell office:value-type="float" office:value="3.23954701035263E-027">
                <text:p>3.23954701035263E-027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0">
                <text:p>0</text:p>
              </table:table-cell>
              <table:table-cell office:value-type="float" office:value="2.33778681120227E-025">
                <text:p>2.33778681120227E-025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1">
                <text:p>1</text:p>
              </table:table-cell>
              <table:table-cell office:value-type="float" office:value="1.44394358840103E-023">
                <text:p>1.44394358840103E-023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7.6334392551335E-022">
                <text:p>7.6334392551335E-022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0">
                <text:p>0</text:p>
              </table:table-cell>
              <table:table-cell office:value-type="float" office:value="3.45394156728835E-020">
                <text:p>3.45394156728835E-020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0">
                <text:p>0</text:p>
              </table:table-cell>
              <table:table-cell office:value-type="float" office:value="1.33762514128459E-018">
                <text:p>1.33762514128459E-018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1">
                <text:p>1</text:p>
              </table:table-cell>
              <table:table-cell office:value-type="float" office:value="4.43382517191695E-017">
                <text:p>4.43382517191695E-017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  <table:table-cell office:value-type="float" office:value="1.2579037481471E-015">
                <text:p>1.2579037481471E-015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.0000000000000305450585909211">
                <text:p>0.0000000000000305450585909211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  <table:table-cell office:value-type="float" office:value="0.000000000000634832597193204">
                <text:p>0.000000000000634832597193204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  <table:table-cell office:value-type="float" office:value="0.0000000000112928141185134">
                <text:p>0.0000000000112928141185134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1">
                <text:p>1</text:p>
              </table:table-cell>
              <table:table-cell office:value-type="float" office:value="0.000000000171937198201067">
                <text:p>0.000000000171937198201067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1">
                <text:p>1</text:p>
              </table:table-cell>
              <table:table-cell office:value-type="float" office:value="0.00000000224058908517354">
                <text:p>0.00000000224058908517354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0.0000000249907500829033">
                <text:p>0.0000000249907500829033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2">
                <text:p>2</text:p>
              </table:table-cell>
              <table:table-cell office:value-type="float" office:value="0.000000238572879086222">
                <text:p>0.000000238572879086222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3">
                <text:p>3</text:p>
              </table:table-cell>
              <table:table-cell office:value-type="float" office:value="0.00000194933983016993">
                <text:p>0.0000019493398301699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2">
                <text:p>2</text:p>
              </table:table-cell>
              <table:table-cell office:value-type="float" office:value="0.0000136326017086508">
                <text:p>0.0000136326017086508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  <table:table-cell office:value-type="float" office:value="0.0000816008422085149">
                <text:p>0.0000816008422085149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5">
                <text:p>5</text:p>
              </table:table-cell>
              <table:table-cell office:value-type="float" office:value="0.000418056750605268">
                <text:p>0.000418056750605268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5">
                <text:p>5</text:p>
              </table:table-cell>
              <table:table-cell office:value-type="float" office:value="0.00183316072874373">
                <text:p>0.00183316072874373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0.00688003351762911">
                <text:p>0.0068800335176291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0.0221006612486684">
                <text:p>0.0221006612486684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1">
                <text:p>11</text:p>
              </table:table-cell>
              <table:table-cell office:value-type="float" office:value="0.0607637665621915">
                <text:p>0.0607637665621915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  <table:table-cell office:value-type="float" office:value="0.14299103515457">
                <text:p>0.1429910351545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17">
                <text:p>17</text:p>
              </table:table-cell>
              <table:table-cell office:value-type="float" office:value="0.288003415706334">
                <text:p>0.288003415706334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10">
                <text:p>10</text:p>
              </table:table-cell>
              <table:table-cell office:value-type="float" office:value="0.496490761416427">
                <text:p>0.496490761416427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16">
                <text:p>16</text:p>
              </table:table-cell>
              <table:table-cell office:value-type="float" office:value="0.732570472369037">
                <text:p>0.732570472369037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8">
                <text:p>18</text:p>
              </table:table-cell>
              <table:table-cell office:value-type="float" office:value="0.92515042443842">
                <text:p>0.925150424438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92515042443842">
                <text:p>0.925150424438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732570472369037">
                <text:p>0.7325704723690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496490761416427">
                <text:p>0.4964907614164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88003415706334">
                <text:p>0.2880034157063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14299103515457">
                <text:p>0.142991035154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607637665621915">
                <text:p>0.06076376656219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0221006612486684">
                <text:p>0.02210066124866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0688003351762911">
                <text:p>0.006880033517629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0183316072874373">
                <text:p>0.001833160728743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0418056750605268">
                <text:p>0.0004180567506052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0000816008422085149">
                <text:p>0.00008160084220851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000136326017086508">
                <text:p>0.00001363260170865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000194933983016993">
                <text:p>0.000001949339830169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00000238572879086222">
                <text:p>0.0000002385728790862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000000249907500829033">
                <text:p>0.00000002499075008290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0000224058908517354">
                <text:p>0.000000002240589085173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00000000171937198201067">
                <text:p>0.0000000001719371982010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000000112928141185134">
                <text:p>0.00000000001129281411851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00000000634832597193204">
                <text:p>0.000000000000634832597193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000000000305450585909211">
                <text:p>0.00000000000003054505859092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.2579037481471E-015">
                <text:p>1.2579037481471E-0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4.43382517191695E-017">
                <text:p>4.43382517191695E-01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33762514128459E-018">
                <text:p>1.33762514128459E-01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.45394156728835E-020">
                <text:p>3.45394156728835E-0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7.6334392551335E-022">
                <text:p>7.6334392551335E-0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44394358840103E-023">
                <text:p>1.44394358840103E-02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.33778681120227E-025">
                <text:p>2.33778681120227E-0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.23954701035263E-027">
                <text:p>3.23954701035263E-02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.84227436888925E-029">
                <text:p>3.84227436888925E-0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